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lfaen" svg:font-family="Sylfaen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rogrammation QBasic</text:p>
      <text:p text:style-name="P1"/>
      <text:p text:style-name="P1">' Programme: Calcul de l'aire d'un cercle.</text:p>
      <text:p text:style-name="P1">' Auteur: Tiger-222.</text:p>
      <text:p text:style-name="P1">' Date de création: Lundi 13 Novembre 2006.</text:p>
      <text:p text:style-name="P1"/>
      <text:p text:style-name="P1">depart:</text:p>
      <text:p text:style-name="P1">CLS</text:p>
      <text:p text:style-name="P1">COLOR 2</text:p>
      <text:p text:style-name="P1">GOTO debut</text:p>
      <text:p text:style-name="P1"/>
      <text:p text:style-name="P1">interface:</text:p>
      <text:p text:style-name="P1">CLS</text:p>
      <text:p text:style-name="P1">LOCATE 1, 1: COLOR 8, 0: PRINT " ±±±±±±±± <text:s text:c="5"/>±±±±±±±±"</text:p>
      <text:p text:style-name="P1">LOCATE 2, 1: COLOR 8, 0: PRINT " °°°°°°°°°°°°°°°°°°°°°°"</text:p>
      <text:p text:style-name="P1">LOCATE 3, 1: COLOR 8, 0: PRINT " °°° <text:s text:c="15"/>°°°"</text:p>
      <text:p text:style-name="P1">LOCATE 4, 1: COLOR 8, 0: PRINT " °°°°°°°°°°°°°°°°°°°°°°"</text:p>
      <text:p text:style-name="P1">LOCATE 5, 1: COLOR 8, 0: PRINT " °°°° <text:s text:c="14"/>°°°"</text:p>
      <text:p text:style-name="P1">LOCATE 6, 1: COLOR 8, 0: PRINT " °°°° <text:s text:c="14"/>°°°"</text:p>
      <text:p text:style-name="P1">LOCATE 7, 1: COLOR 8, 0: PRINT " °°°°°°°°°°°°°°°°°°°°°°"</text:p>
      <text:p text:style-name="P1">LOCATE 8, 1: COLOR 8, 0: PRINT " °°°°°°° <text:s text:c="7"/>°°°°°°°"</text:p>
      <text:p text:style-name="P1">LOCATE 9, 1: COLOR 8, 0: PRINT " °°°°°°°°°°°°°°°°°°°°°°"</text:p>
      <text:p text:style-name="P1">RETURN</text:p>
      <text:p text:style-name="P1"/>
      <text:p text:style-name="P1">debut:</text:p>
      <text:p text:style-name="P1">GOSUB interface:</text:p>
      <text:p text:style-name="P1">LOCATE 1, 11: COLOR 2, 0: PRINT "Cercle"</text:p>
      <text:p text:style-name="P1">LOCATE 3, 6: COLOR 2, 0: PRINT "Calcul de l'aire"</text:p>
      <text:p text:style-name="P1">LOCATE 5, 5: COLOR 2, 0: PRINT "Rayon: "</text:p>
      <text:p text:style-name="P1">LOCATE 6, 5: COLOR 2, 0: PRINT "Aire :"</text:p>
      <text:p text:style-name="P1">LOCATE 8, 10: COLOR 26, 0: PRINT "cm / cm²"</text:p>
      <text:p text:style-name="P1">GOTO rayon</text:p>
      <text:p text:style-name="P1"/>
      <text:p text:style-name="P1">rayon:</text:p>
      <text:p text:style-name="P1">' mise en place des valeurs</text:p>
      <text:p text:style-name="P1">LOCATE 5, 12: COLOR 2, 0: INPUT "", R</text:p>
      <text:p text:style-name="P1">IF R &lt;= 0 THEN</text:p>
      <text:p text:style-name="P1"><text:s text:c="5"/>LOCATE 6, 11: COLOR 4, 0: PRINT "impossible"</text:p>
      <text:p text:style-name="P1"><text:s text:c="5"/>SLEEP</text:p>
      <text:p text:style-name="P1"><text:s text:c="5"/>GOTO debut</text:p>
      <text:p text:style-name="P1">ELSEIF R &gt; 500 THEN</text:p>
      <text:p text:style-name="P1"><text:s text:c="5"/>LOCATE 6, 11: COLOR 4, 0: PRINT "impossible"</text:p>
      <text:p text:style-name="P1"><text:s text:c="5"/>SLEEP</text:p>
      <text:p text:style-name="P1"><text:s text:c="5"/>GOTO debut</text:p>
      <text:p text:style-name="P1">ELSE</text:p>
      <text:p text:style-name="P1"><text:s text:c="5"/>A = R ^ 2 * 3.14</text:p>
      <text:p text:style-name="P1"><text:s text:c="5"/>LOCATE 6, 11: COLOR 2, 0: PRINT A</text:p>
      <text:p text:style-name="P1"><text:s text:c="5"/>SLEEP</text:p>
      <text:p text:style-name="P1"><text:s text:c="5"/>GOTO debut</text:p>
      <text:p text:style-name="P1">END 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lfaen" svg:font-family="Sylfaen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ylfae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ylfaen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Sylfaen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ylfae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ylfaen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Tiger-222 XPression</meta:initial-creator>
    <meta:creation-date>2006-11-13T23:06:50</meta:creation-date>
    <dc:creator>Tiger-222 XPression</dc:creator>
    <dc:date>2006-11-13T23:08:32</dc:date>
    <dc:language>fr-FR</dc:language>
    <meta:editing-cycles>2</meta:editing-cycles>
    <meta:editing-duration>PT1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5" meta:word-count="201" meta:character-count="1263"/>
  </office:meta>
</office:document-meta>
</file>